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daf15" officeooo:paragraph-rsid="001daf1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24pt" fo:font-weight="normal" officeooo:rsid="001daf15" officeooo:paragraph-rsid="001daf15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daf15" officeooo:paragraph-rsid="001daf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style="italic" fo:font-weight="normal" officeooo:rsid="001daf15" officeooo:paragraph-rsid="001daf15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1daf15" officeooo:paragraph-rsid="001daf15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3c56b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daf1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fd213" officeooo:paragraph-rsid="001fd2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0c828" officeooo:paragraph-rsid="0021bf3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3c56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daf1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daf15" officeooo:paragraph-rsid="001e67a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e67a5" officeooo:paragraph-rsid="001e67a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size="12pt" fo:font-style="normal" fo:font-weight="normal" officeooo:rsid="001e67a5" officeooo:paragraph-rsid="001fd21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3c56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a52f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dd3b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fcb1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2e1e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7b1c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3c56b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3">
      <style:paragraph-properties fo:text-align="start" style:justify-single-word="false"/>
      <style:text-properties style:font-name="Liberation Sans" fo:font-size="12pt" fo:font-style="normal" fo:font-weight="normal" officeooo:rsid="0023c56b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4">
      <style:paragraph-properties fo:text-align="start" style:justify-single-word="false"/>
      <style:text-properties style:font-name="Liberation Sans" fo:font-size="12pt" fo:font-style="normal" fo:font-weight="normal" officeooo:rsid="0023c56b" officeooo:paragraph-rsid="002a52f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0">
      <style:paragraph-properties fo:line-height="115%" fo:text-align="start" style:justify-single-word="false"/>
      <style:text-properties style:font-name="Liberation Sans" fo:font-size="12pt" fo:font-style="normal" fo:font-weight="normal" officeooo:rsid="0023c56b" officeooo:paragraph-rsid="0045137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0">
      <style:paragraph-properties fo:line-height="115%" fo:text-align="start" style:justify-single-word="false"/>
      <style:text-properties style:font-name="Liberation Sans" fo:font-size="12pt" fo:font-style="normal" fo:font-weight="normal" officeooo:rsid="00451370" officeooo:paragraph-rsid="0045137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7b1c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4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6">
      <style:paragraph-properties fo:text-align="start" style:justify-single-word="false"/>
      <style:text-properties style:font-name="Liberation Sans" fo:font-size="12pt" fo:font-style="normal" fo:font-weight="normal" officeooo:rsid="004941b7" officeooo:paragraph-rsid="004941b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4988c2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7">
      <style:paragraph-properties fo:text-align="start" style:justify-single-word="false"/>
      <style:text-properties style:font-name="Liberation Sans" fo:font-size="12pt" fo:font-style="normal" fo:font-weight="normal" officeooo:rsid="004988c2" officeooo:paragraph-rsid="004988c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3">
      <style:paragraph-properties fo:text-align="start" style:justify-single-word="false"/>
      <style:text-properties style:font-name="Liberation Sans" fo:font-size="12pt" fo:font-style="normal" fo:font-weight="normal" officeooo:rsid="0053cc01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5">
      <style:paragraph-properties fo:text-align="start" style:justify-single-word="false"/>
      <style:text-properties style:font-name="Liberation Sans" fo:font-size="12pt" fo:font-style="normal" fo:font-weight="normal" officeooo:rsid="0053cc01" officeooo:paragraph-rsid="0053cc0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9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0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1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2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36fc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736fc9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34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5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3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6">
      <style:paragraph-properties fo:line-height="115%" fo:text-align="start" style:justify-single-word="false"/>
      <style:text-properties style:font-name="Liberation Sans" fo:font-size="12pt" fo:font-style="normal" fo:font-weight="normal" officeooo:rsid="0074193d" officeooo:paragraph-rsid="0074193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9">
      <style:paragraph-properties fo:line-height="115%" fo:text-align="start" style:justify-single-word="false"/>
      <style:text-properties style:font-name="Liberation Sans" fo:font-size="12pt" fo:font-style="normal" fo:font-weight="normal" officeooo:rsid="00756a25" officeooo:paragraph-rsid="00756a2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0">
      <style:paragraph-properties fo:line-height="115%" fo:text-align="start" style:justify-single-word="false"/>
      <style:text-properties style:font-name="Liberation Sans" fo:font-size="12pt" fo:font-style="normal" fo:font-weight="normal" officeooo:rsid="0076d8df" officeooo:paragraph-rsid="0076d8d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2pt" fo:font-style="normal" fo:font-weight="bold" officeooo:rsid="00736fc9" officeooo:paragraph-rsid="00736fc9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736fc9" officeooo:paragraph-rsid="0074193d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a52f1" style:font-size-asian="10.5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dd3bd" style:font-size-asian="10.5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2fcb1a" style:font-size-asian="10.5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3167ff" style:font-size-asian="10.5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42e1e8" style:font-size-asian="10.5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23c56b" officeooo:paragraph-rsid="004941b7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font-style="italic" fo:font-weight="bold" officeooo:rsid="001daf15" officeooo:paragraph-rsid="001daf15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4941b7" officeooo:paragraph-rsid="004941b7" style:font-size-asian="10.5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2pt" fo:font-style="italic" fo:font-weight="bold" officeooo:rsid="004988c2" officeooo:paragraph-rsid="004988c2" style:font-size-asian="10.5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line-height="115%" fo:text-align="start" style:justify-single-word="false"/>
      <style:text-properties style:font-name="Liberation Sans" fo:font-size="12pt" fo:font-style="italic" fo:font-weight="bold" officeooo:rsid="00736fc9" officeooo:paragraph-rsid="00736fc9" style:font-size-asian="10.5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daf15" officeooo:paragraph-rsid="001daf1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4pt" fo:font-style="normal" fo:font-weight="normal" officeooo:rsid="0023c56b" officeooo:paragraph-rsid="002dd3bd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4pt" fo:font-style="normal" fo:font-weight="normal" officeooo:rsid="0023c56b" officeooo:paragraph-rsid="0042e1e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736fc9" officeooo:paragraph-rsid="00736fc9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36fc9" officeooo:paragraph-rsid="00736fc9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74193d" officeooo:paragraph-rsid="0074193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1daf15" officeooo:paragraph-rsid="001daf15" style:font-size-asian="13pt" style:font-style-asian="normal" style:font-weight-asian="bold" style:font-size-complex="13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1fd213" officeooo:paragraph-rsid="001fd213" style:font-size-asian="13pt" style:font-style-asian="normal" style:font-weight-asian="bold" style:font-size-complex="13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3pt" fo:font-style="normal" fo:font-weight="bold" officeooo:rsid="0023c56b" officeooo:paragraph-rsid="0023c56b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3pt" fo:font-style="italic" fo:font-weight="bold" officeooo:rsid="0023c56b" officeooo:paragraph-rsid="0047b1c7" style:font-size-asian="13pt" style:font-style-asian="italic" style:font-weight-asian="bold" style:font-size-complex="13pt" style:font-style-complex="italic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2a52f1" style:font-size-asian="13.5pt" style:font-style-asian="normal" style:font-weight-asian="normal" style:font-size-complex="13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2fcb1a" style:font-size-asian="13.5pt" style:font-style-asian="normal" style:font-weight-asian="normal" style:font-size-complex="13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42e1e8" style:font-size-asian="13.5pt" style:font-style-asian="normal" style:font-weight-asian="normal" style:font-size-complex="13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3.5pt" fo:font-style="normal" fo:font-weight="normal" officeooo:rsid="0023c56b" officeooo:paragraph-rsid="004941b7" style:font-size-asian="13.5pt" style:font-style-asian="normal" style:font-weight-asian="normal" style:font-size-complex="13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20pt" fo:font-style="italic" fo:font-weight="bold" officeooo:rsid="001daf15" officeooo:paragraph-rsid="002dd3bd" style:font-size-asian="20pt" style:font-style-asian="italic" style:font-weight-asian="bold" style:font-size-complex="20pt" style:font-style-complex="italic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20pt" fo:font-style="italic" fo:font-weight="bold" officeooo:rsid="001daf15" officeooo:paragraph-rsid="0042e1e8" style:font-size-asian="20pt" style:font-style-asian="italic" style:font-weight-asian="bold" style:font-size-complex="20pt" style:font-style-complex="italic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20pt" fo:font-style="italic" fo:font-weight="bold" officeooo:rsid="001daf15" officeooo:paragraph-rsid="00736fc9" style:font-size-asian="20pt" style:font-style-asian="italic" style:font-weight-asian="bold" style:font-size-complex="20pt" style:font-style-complex="italic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1pt" fo:font-style="italic" fo:font-weight="normal" officeooo:rsid="0047b1c7" officeooo:paragraph-rsid="004941b7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ans" fo:font-size="11pt" fo:font-style="italic" fo:font-weight="normal" officeooo:rsid="0047b1c7" officeooo:paragraph-rsid="0062b7bd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Standard" style:list-style-name="L22">
      <style:paragraph-properties fo:text-align="start" style:justify-single-word="false"/>
      <style:text-properties officeooo:paragraph-rsid="0053cc01"/>
    </style:style>
    <style:style style:name="P81" style:family="paragraph" style:parent-style-name="Standard">
      <style:paragraph-properties fo:text-align="start" style:justify-single-word="false"/>
      <style:text-properties officeooo:paragraph-rsid="006f5e57"/>
    </style:style>
    <style:style style:name="P82" style:family="paragraph" style:parent-style-name="Standard">
      <style:paragraph-properties fo:text-align="center" style:justify-single-word="false"/>
      <style:text-properties style:font-name="Arial" fo:font-size="13.5pt" officeooo:paragraph-rsid="002a52f1" style:font-size-asian="13.5pt" style:font-size-complex="13.5pt"/>
    </style:style>
    <style:style style:name="P83" style:family="paragraph" style:parent-style-name="Standard">
      <style:paragraph-properties fo:line-height="115%" fo:text-align="start" style:justify-single-word="false"/>
      <style:text-properties officeooo:paragraph-rsid="00736fc9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c27ae" style:font-size-asian="20pt" style:font-style-asian="italic" style:font-weight-asian="bold" style:font-size-complex="20pt" style:font-style-complex="italic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dd3bd" style:font-size-asian="20pt" style:font-style-asian="italic" style:font-weight-asian="bold" style:font-size-complex="20pt" style:font-style-complex="italic" style:font-weight-complex="bold"/>
    </style:style>
    <style:style style:name="P86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2fcb1a" style:font-size-asian="20pt" style:font-style-asian="italic" style:font-weight-asian="bold" style:font-size-complex="20pt" style:font-style-complex="italic" style:font-weight-complex="bold"/>
    </style:style>
    <style:style style:name="P87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3167ff" style:font-size-asian="20pt" style:font-style-asian="italic" style:font-weight-asian="bold" style:font-size-complex="20pt" style:font-style-complex="italic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42e1e8" style:font-size-asian="20pt" style:font-style-asian="italic" style:font-weight-asian="bold" style:font-size-complex="20pt" style:font-style-complex="italic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style:font-name="Liberation Sans" fo:font-size="20pt" fo:font-style="italic" fo:font-weight="bold" officeooo:rsid="001daf15" officeooo:paragraph-rsid="00736fc9" style:font-size-asian="20pt" style:font-style-asian="italic" style:font-weight-asian="bold" style:font-size-complex="20pt" style:font-style-complex="italic" style:font-weight-complex="bold"/>
    </style:style>
    <style:style style:name="P90" style:family="paragraph" style:parent-style-name="Text_20_body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91" style:family="paragraph" style:parent-style-name="Text_20_body">
      <style:paragraph-properties fo:margin-top="0cm" fo:margin-bottom="0cm" loext:contextual-spacing="false" fo:line-height="100%"/>
      <style:text-properties style:font-name="Arial" fo:font-size="12pt" officeooo:paragraph-rsid="003167ff" style:font-size-asian="12pt" style:font-size-complex="12pt"/>
    </style:style>
    <style:style style:name="P9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644e38" style:font-size-asian="12pt" style:font-size-complex="12pt"/>
    </style:style>
    <style:style style:name="P93" style:family="paragraph" style:parent-style-name="Text_20_body" style:list-style-name="L14">
      <style:paragraph-properties fo:margin-top="0cm" fo:margin-bottom="0cm" loext:contextual-spacing="false" fo:line-height="115%"/>
      <style:text-properties style:font-name="Arial" fo:font-size="12pt" style:font-size-asian="12pt" style:font-size-complex="12pt"/>
    </style:style>
    <style:style style:name="P94" style:family="paragraph" style:parent-style-name="Text_20_body" style:list-style-name="L14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95" style:family="paragraph" style:parent-style-name="Text_20_body" style:list-style-name="L13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96" style:family="paragraph" style:parent-style-name="Text_20_body" style:list-style-name="L12">
      <style:paragraph-properties fo:margin-top="0cm" fo:margin-bottom="0cm" loext:contextual-spacing="false" fo:line-height="115%"/>
      <style:text-properties style:font-name="Arial" fo:font-size="12pt" officeooo:paragraph-rsid="003167ff" style:font-size-asian="12pt" style:font-size-complex="12pt"/>
    </style:style>
    <style:style style:name="P97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paragraph-rsid="003782fe" style:font-size-asian="12pt" style:font-size-complex="12pt"/>
    </style:style>
    <style:style style:name="P98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paragraph-rsid="0039908b" style:font-size-asian="12pt" style:font-size-complex="12pt"/>
    </style:style>
    <style:style style:name="P99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d77fc" officeooo:paragraph-rsid="003d77fc" style:font-size-asian="12pt" style:font-size-complex="12pt"/>
    </style:style>
    <style:style style:name="P100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451370" officeooo:paragraph-rsid="00451370" style:font-size-asian="12pt" style:font-size-complex="12pt"/>
    </style:style>
    <style:style style:name="P101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9908b" officeooo:paragraph-rsid="0039908b" style:font-size-asian="12pt" style:font-size-complex="12pt"/>
    </style:style>
    <style:style style:name="P102" style:family="paragraph" style:parent-style-name="Text_20_body" style:list-style-name="L18">
      <style:paragraph-properties fo:margin-top="0cm" fo:margin-bottom="0cm" loext:contextual-spacing="false"/>
      <style:text-properties style:font-name="Arial" fo:font-size="12pt" officeooo:rsid="0039908b" officeooo:paragraph-rsid="0047b1c7" style:font-size-asian="12pt" style:font-size-complex="12pt"/>
    </style:style>
    <style:style style:name="P103" style:family="paragraph" style:parent-style-name="Text_20_body" style:list-style-name="L19">
      <style:paragraph-properties fo:margin-top="0cm" fo:margin-bottom="0cm" loext:contextual-spacing="false"/>
      <style:text-properties style:font-name="Arial" fo:font-size="12pt" officeooo:paragraph-rsid="0039908b" style:font-size-asian="12pt" style:font-size-complex="12pt"/>
    </style:style>
    <style:style style:name="P10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officeooo:paragraph-rsid="00663ae4" style:font-size-asian="12pt" style:font-style-asian="italic" style:font-size-complex="12pt" style:font-style-complex="italic"/>
    </style:style>
    <style:style style:name="P10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18e9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4ab9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8f136" style:font-size-asian="12pt" style:font-style-asian="italic" style:font-weight-asian="bold" style:font-size-complex="12pt" style:font-style-complex="italic" style:font-weight-complex="bold"/>
    </style:style>
    <style:style style:name="P10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italic" fo:font-weight="bold" officeooo:rsid="0023c56b" officeooo:paragraph-rsid="006ada89" style:font-size-asian="12pt" style:font-style-asian="italic" style:font-weight-asian="bold" style:font-size-complex="12pt" style:font-style-complex="italic" style:font-weight-complex="bold"/>
    </style:style>
    <style:style style:name="P10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fo:font-weight="bold" officeooo:rsid="0023c56b" officeooo:paragraph-rsid="0068f136" style:font-size-asian="12pt" style:font-style-asian="italic" style:font-weight-asian="bold" style:font-size-complex="12pt" style:font-style-complex="italic" style:font-weight-complex="bold"/>
    </style:style>
    <style:style style:name="P11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fo:font-weight="bold" officeooo:rsid="0023c56b" officeooo:paragraph-rsid="006ada89" style:font-size-asian="12pt" style:font-style-asian="italic" style:font-weight-asian="bold" style:font-size-complex="12pt" style:font-style-complex="italic" style:font-weight-complex="bold"/>
    </style:style>
    <style:style style:name="P111" style:family="paragraph" style:parent-style-name="Text_20_body" style:list-style-name="L17">
      <style:paragraph-properties fo:margin-top="0cm" fo:margin-bottom="0cm" loext:contextual-spacing="false" fo:line-height="115%"/>
      <style:text-properties style:font-name="Arial" fo:font-size="12pt" fo:font-style="normal" officeooo:rsid="0047b1c7" officeooo:paragraph-rsid="0047b1c7" style:font-size-asian="12pt" style:font-style-asian="normal" style:font-size-complex="12pt" style:font-style-complex="normal"/>
    </style:style>
    <style:style style:name="P1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normal" fo:font-weight="normal" officeooo:rsid="0023c56b" officeooo:paragraph-rsid="006644f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style="normal" fo:font-weight="normal" officeooo:rsid="0023c56b" officeooo:paragraph-rsid="0066d7b6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paragraph-properties fo:margin-top="0cm" fo:margin-bottom="0cm" loext:contextual-spacing="false" fo:line-height="100%"/>
      <style:text-properties style:font-name="Arial" fo:font-size="14pt" fo:font-weight="bold" officeooo:rsid="003167ff" officeooo:paragraph-rsid="003167ff" style:font-size-asian="14pt" style:font-weight-asian="bold" style:font-size-complex="14pt" style:font-weight-complex="bold"/>
    </style:style>
    <style:style style:name="P115" style:family="paragraph" style:parent-style-name="Text_20_body">
      <style:paragraph-properties fo:margin-top="0cm" fo:margin-bottom="0cm" loext:contextual-spacing="false" fo:line-height="100%"/>
      <style:text-properties style:font-name="Arial" fo:font-size="13pt" fo:font-weight="bold" officeooo:rsid="003167ff" officeooo:paragraph-rsid="003167ff" style:font-size-asian="13pt" style:font-weight-asian="bold" style:font-size-complex="13pt" style:font-weight-complex="bold"/>
    </style:style>
    <style:style style:name="P116" style:family="paragraph" style:parent-style-name="Text_20_body">
      <style:paragraph-properties fo:margin-top="0cm" fo:margin-bottom="0cm" loext:contextual-spacing="false" fo:line-height="100%"/>
      <style:text-properties style:font-name="Arial" fo:font-size="8pt" style:font-size-asian="7pt" style:font-size-complex="8pt"/>
    </style:style>
    <style:style style:name="P117" style:family="paragraph" style:parent-style-name="Text_20_body">
      <style:paragraph-properties fo:margin-top="0cm" fo:margin-bottom="0cm" loext:contextual-spacing="false" fo:line-height="100%"/>
      <style:text-properties style:font-name="Arial" fo:font-size="8pt" officeooo:paragraph-rsid="003167ff" style:font-size-asian="7pt" style:font-size-complex="8pt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style:font-name="Arial" fo:font-size="8pt" officeooo:rsid="003167ff" officeooo:paragraph-rsid="003167ff" style:font-size-asian="7pt" style:font-size-complex="8pt"/>
    </style:style>
    <style:style style:name="P119" style:family="paragraph" style:parent-style-name="Text_20_body" style:list-style-name="L17">
      <style:paragraph-properties fo:margin-top="0cm" fo:margin-bottom="0cm" loext:contextual-spacing="false" fo:line-height="115%"/>
      <style:text-properties officeooo:paragraph-rsid="00343cb1"/>
    </style:style>
    <style:style style:name="P120" style:family="paragraph" style:parent-style-name="Text_20_body" style:list-style-name="L15">
      <style:paragraph-properties fo:margin-top="0cm" fo:margin-bottom="0cm" loext:contextual-spacing="false" fo:line-height="115%"/>
      <style:text-properties officeooo:paragraph-rsid="003167ff"/>
    </style:style>
    <style:style style:name="P121" style:family="paragraph" style:parent-style-name="Text_20_body" style:list-style-name="L16">
      <style:paragraph-properties fo:margin-top="0cm" fo:margin-bottom="0cm" loext:contextual-spacing="false" fo:line-height="115%"/>
      <style:text-properties officeooo:paragraph-rsid="00343cb1"/>
    </style:style>
    <style:style style:name="P122" style:family="paragraph" style:parent-style-name="Text_20_body" style:list-style-name="L20">
      <style:paragraph-properties fo:margin-top="0cm" fo:margin-bottom="0cm" loext:contextual-spacing="false" fo:line-height="115%"/>
      <style:text-properties officeooo:paragraph-rsid="003a9df4"/>
    </style:style>
    <style:style style:name="P123" style:family="paragraph" style:parent-style-name="Text_20_body" style:list-style-name="L20">
      <style:paragraph-properties fo:margin-top="0cm" fo:margin-bottom="0cm" loext:contextual-spacing="false" fo:line-height="115%"/>
      <style:text-properties officeooo:paragraph-rsid="0047b1c7"/>
    </style:style>
    <style:style style:name="P12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644ff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818e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23c56b" officeooo:paragraph-rsid="0066d7b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Text_20_body" style:list-style-name="L17">
      <style:paragraph-properties fo:margin-top="0cm" fo:margin-bottom="0cm" loext:contextual-spacing="false" fo:line-height="115%"/>
      <style:text-properties officeooo:rsid="0047b1c7" officeooo:paragraph-rsid="0047b1c7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fo:font-size="8pt" officeooo:paragraph-rsid="003167ff" style:font-size-asian="7pt" style:font-size-complex="8pt"/>
    </style:style>
    <style:style style:name="P129" style:family="paragraph" style:parent-style-name="Heading_20_2">
      <style:text-properties style:font-name="Arial" fo:font-size="12pt" fo:font-style="italic" officeooo:paragraph-rsid="003167ff" style:font-size-asian="12pt" style:font-style-asian="italic" style:font-size-complex="12pt" style:font-style-complex="italic"/>
    </style:style>
    <style:style style:name="P130" style:family="paragraph" style:parent-style-name="Heading_20_2">
      <style:text-properties style:font-name="Arial" fo:font-size="12pt" fo:font-style="italic" officeooo:paragraph-rsid="0039908b" style:font-size-asian="12pt" style:font-style-asian="italic" style:font-size-complex="12pt" style:font-style-complex="italic"/>
    </style:style>
    <style:style style:name="P131" style:family="paragraph" style:parent-style-name="Heading_20_2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132" style:family="paragraph" style:parent-style-name="Heading_20_2">
      <style:paragraph-properties fo:margin-top="0cm" fo:margin-bottom="0cm" loext:contextual-spacing="false" fo:line-height="100%"/>
      <style:text-properties style:font-name="Arial" fo:font-size="12pt" officeooo:paragraph-rsid="003167ff" style:font-size-asian="12pt" style:font-size-complex="12pt"/>
    </style:style>
    <style:style style:name="P133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style:font-size-asian="12pt" style:font-style-asian="italic" style:font-size-complex="12pt" style:font-style-complex="italic"/>
    </style:style>
    <style:style style:name="P134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officeooo:paragraph-rsid="003167ff" style:font-size-asian="12pt" style:font-style-asian="italic" style:font-size-complex="12pt" style:font-style-complex="italic"/>
    </style:style>
    <style:style style:name="P135" style:family="paragraph" style:parent-style-name="Heading_20_2">
      <style:paragraph-properties fo:margin-top="0cm" fo:margin-bottom="0cm" loext:contextual-spacing="false" fo:line-height="100%"/>
      <style:text-properties style:font-name="Arial" fo:font-size="12pt" fo:font-style="italic" officeooo:rsid="0047b1c7" officeooo:paragraph-rsid="0047b1c7" style:font-size-asian="12pt" style:font-style-asian="italic" style:font-size-complex="12pt" style:font-style-complex="italic"/>
    </style:style>
    <style:style style:name="P136" style:family="paragraph" style:parent-style-name="Heading_20_2" style:list-style-name="L21">
      <style:paragraph-properties fo:margin-top="0cm" fo:margin-bottom="0cm" loext:contextual-spacing="false" fo:line-height="100%"/>
      <style:text-properties style:font-name="Arial" fo:font-size="8pt" fo:font-style="italic" officeooo:paragraph-rsid="003167ff" style:font-size-asian="7pt" style:font-style-asian="italic" style:font-size-complex="8pt" style:font-style-complex="italic"/>
    </style:style>
    <style:style style:name="P137" style:family="paragraph" style:parent-style-name="Heading_20_2">
      <style:paragraph-properties fo:margin-top="0.349cm" fo:margin-bottom="0.21cm" loext:contextual-spacing="false"/>
      <style:text-properties style:font-name="Arial" fo:font-size="12pt" fo:font-style="italic" officeooo:paragraph-rsid="003a9df4" style:font-size-asian="12pt" style:font-style-asian="italic" style:font-size-complex="12pt" style:font-style-complex="italic"/>
    </style:style>
    <style:style style:name="P138" style:family="paragraph" style:parent-style-name="Footer">
      <style:text-properties fo:color="#0066b3" style:font-name="Arial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52f1" style:font-style-asian="italic" style:font-style-complex="italic"/>
    </style:style>
    <style:style style:name="T3" style:family="text">
      <style:text-properties fo:font-style="italic" officeooo:rsid="0074193d" style:font-style-asian="italic" style:font-style-complex="italic"/>
    </style:style>
    <style:style style:name="T4" style:family="text">
      <style:text-properties fo:font-style="italic" fo:font-weight="bold" officeooo:rsid="0047b1c7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52f887" style:font-style-asian="italic" style:font-weight-asian="bold" style:font-style-complex="italic" style:font-weight-complex="bold"/>
    </style:style>
    <style:style style:name="T6" style:family="text">
      <style:text-properties officeooo:rsid="001e67a5"/>
    </style:style>
    <style:style style:name="T7" style:family="text">
      <style:text-properties officeooo:rsid="001fd213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045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167f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c56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68c2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44e38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47b1c7" style:font-style-asian="normal" style:font-style-complex="normal"/>
    </style:style>
    <style:style style:name="T15" style:family="text">
      <style:text-properties fo:font-style="normal" officeooo:rsid="00644e38" style:font-style-asian="normal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1bf39"/>
    </style:style>
    <style:style style:name="T18" style:family="text">
      <style:text-properties officeooo:rsid="0023c56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46c25"/>
    </style:style>
    <style:style style:name="T21" style:family="text">
      <style:text-properties officeooo:rsid="00250643"/>
    </style:style>
    <style:style style:name="T22" style:family="text">
      <style:text-properties officeooo:rsid="0028c0d8"/>
    </style:style>
    <style:style style:name="T23" style:family="text">
      <style:text-properties officeooo:rsid="0028cdd5"/>
    </style:style>
    <style:style style:name="T24" style:family="text">
      <style:text-properties officeooo:rsid="0028d757"/>
    </style:style>
    <style:style style:name="T25" style:family="text">
      <style:text-properties officeooo:rsid="002a52f1"/>
    </style:style>
    <style:style style:name="T26" style:family="text">
      <style:text-properties officeooo:rsid="002c27ae"/>
    </style:style>
    <style:style style:name="T27" style:family="text">
      <style:text-properties officeooo:rsid="002dd3bd"/>
    </style:style>
    <style:style style:name="T28" style:family="text">
      <style:text-properties officeooo:rsid="003167ff"/>
    </style:style>
    <style:style style:name="T29" style:family="text">
      <style:text-properties style:font-name="Arial"/>
    </style:style>
    <style:style style:name="T30" style:family="text">
      <style:text-properties style:font-name="Arial" fo:font-size="12pt" style:font-size-asian="12pt" style:font-size-complex="12pt"/>
    </style:style>
    <style:style style:name="T31" style:family="text">
      <style:text-properties style:font-name="Arial" fo:font-size="12pt" officeooo:rsid="0032b7c7" style:font-size-asian="12pt" style:font-size-complex="12pt"/>
    </style:style>
    <style:style style:name="T32" style:family="text">
      <style:text-properties style:font-name="Arial" fo:font-size="12pt" officeooo:rsid="00343cb1" style:font-size-asian="12pt" style:font-size-complex="12pt"/>
    </style:style>
    <style:style style:name="T33" style:family="text">
      <style:text-properties style:font-name="Arial" fo:font-size="12pt" officeooo:rsid="003a9df4" style:font-size-asian="12pt" style:font-size-complex="12pt"/>
    </style:style>
    <style:style style:name="T34" style:family="text">
      <style:text-properties style:font-name="Arial" fo:font-size="12pt" officeooo:rsid="00451370" style:font-size-asian="12pt" style:font-size-complex="12pt"/>
    </style:style>
    <style:style style:name="T35" style:family="text">
      <style:text-properties style:font-name="Arial" fo:font-size="12pt" officeooo:rsid="0045d20f" style:font-size-asian="12pt" style:font-size-complex="12pt"/>
    </style:style>
    <style:style style:name="T36" style:family="text">
      <style:text-properties style:font-name="Arial" fo:font-size="12pt" officeooo:rsid="0047b1c7" style:font-size-asian="12pt" style:font-size-complex="12pt"/>
    </style:style>
    <style:style style:name="T37" style:family="text">
      <style:text-properties style:font-name="Arial" fo:font-size="12pt" officeooo:rsid="004b57fa" style:font-size-asian="12pt" style:font-size-complex="12pt"/>
    </style:style>
    <style:style style:name="T38" style:family="text">
      <style:text-properties style:font-name="Arial" fo:font-size="12pt" officeooo:rsid="005ac0d5" style:font-size-asian="12pt" style:font-size-complex="12pt"/>
    </style:style>
    <style:style style:name="T39" style:family="text">
      <style:text-properties style:font-name="Arial" fo:font-size="12pt" officeooo:rsid="005b4977" style:font-size-asian="12pt" style:font-size-complex="12pt"/>
    </style:style>
    <style:style style:name="T40" style:family="text">
      <style:text-properties style:font-name="Arial" fo:font-size="12pt" fo:font-style="normal" fo:font-weight="normal" officeooo:rsid="0023c56b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3a9df4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5b4977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3a9df4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tyle="normal" fo:font-weight="bold" officeooo:rsid="00644e38" style:font-size-asian="12pt" style:font-style-asian="normal" style:font-weight-asian="bold" style:font-style-complex="normal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167ff" style:font-weight-asian="bold" style:font-weight-complex="bold"/>
    </style:style>
    <style:style style:name="T47" style:family="text">
      <style:text-properties fo:font-weight="bold" officeooo:rsid="0032b7c7" style:font-weight-asian="bold" style:font-weight-complex="bold"/>
    </style:style>
    <style:style style:name="T48" style:family="text">
      <style:text-properties fo:font-weight="bold" officeooo:rsid="00445ff1" style:font-weight-asian="bold" style:font-weight-complex="bold"/>
    </style:style>
    <style:style style:name="T49" style:family="text">
      <style:text-properties fo:font-weight="bold" officeooo:rsid="00644e38" style:font-weight-asian="bold" style:font-weight-complex="bold"/>
    </style:style>
    <style:style style:name="T50" style:family="text">
      <style:text-properties fo:font-weight="bold" officeooo:rsid="00790eca" style:font-weight-asian="bold" style:font-weight-complex="bold"/>
    </style:style>
    <style:style style:name="T51" style:family="text">
      <style:text-properties fo:font-weight="bold" officeooo:rsid="007dc123" style:font-weight-asian="bold" style:font-weight-complex="bold"/>
    </style:style>
    <style:style style:name="T52" style:family="text">
      <style:text-properties officeooo:rsid="0032b7c7"/>
    </style:style>
    <style:style style:name="T53" style:family="text">
      <style:text-properties officeooo:rsid="00335933"/>
    </style:style>
    <style:style style:name="T54" style:family="text">
      <style:text-properties officeooo:rsid="00343cb1"/>
    </style:style>
    <style:style style:name="T55" style:family="text">
      <style:text-properties officeooo:rsid="00368c2d"/>
    </style:style>
    <style:style style:name="T56" style:family="text">
      <style:text-properties officeooo:rsid="003782fe"/>
    </style:style>
    <style:style style:name="T57" style:family="text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58" style:family="text">
      <style:text-properties fo:font-size="13.5pt" fo:font-style="normal" fo:font-weight="normal" officeooo:rsid="003782fe" style:font-size-asian="13.5pt" style:font-style-asian="normal" style:font-weight-asian="normal" style:font-size-complex="13.5pt" style:font-style-complex="normal" style:font-weight-complex="normal"/>
    </style:style>
    <style:style style:name="T59" style:family="text">
      <style:text-properties fo:font-size="13.5pt" fo:font-style="normal" fo:font-weight="normal" officeooo:rsid="00260453" style:font-size-asian="13.5pt" style:font-style-asian="normal" style:font-weight-asian="normal" style:font-size-complex="13.5pt" style:font-style-complex="normal" style:font-weight-complex="normal"/>
    </style:style>
    <style:style style:name="T60" style:family="text">
      <style:text-properties officeooo:rsid="0039908b"/>
    </style:style>
    <style:style style:name="T61" style:family="text">
      <style:text-properties officeooo:rsid="003a9df4"/>
    </style:style>
    <style:style style:name="T62" style:family="text">
      <style:text-properties officeooo:rsid="003d77fc"/>
    </style:style>
    <style:style style:name="T63" style:family="text">
      <style:text-properties fo:color="#008fff" fo:font-weight="bold" style:font-weight-asian="bold" style:font-weight-complex="bold"/>
    </style:style>
    <style:style style:name="T64" style:family="text">
      <style:text-properties officeooo:rsid="0042e1e8"/>
    </style:style>
    <style:style style:name="T65" style:family="text">
      <style:text-properties officeooo:rsid="00445ff1"/>
    </style:style>
    <style:style style:name="T66" style:family="text">
      <style:text-properties officeooo:rsid="00451370"/>
    </style:style>
    <style:style style:name="T67" style:family="text">
      <style:text-properties officeooo:rsid="004941b7"/>
    </style:style>
    <style:style style:name="T68" style:family="text">
      <style:text-properties officeooo:rsid="004988c2"/>
    </style:style>
    <style:style style:name="T69" style:family="text">
      <style:text-properties officeooo:rsid="004c6322"/>
    </style:style>
    <style:style style:name="T70" style:family="text">
      <style:text-properties officeooo:rsid="00526ebc"/>
    </style:style>
    <style:style style:name="T71" style:family="text">
      <style:text-properties officeooo:rsid="0052f887"/>
    </style:style>
    <style:style style:name="T72" style:family="text">
      <style:text-properties style:font-name="Liberation Sans" fo:font-size="12pt" fo:font-style="normal" fo:font-weight="normal" officeooo:rsid="0047b1c7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" fo:font-size="12pt" fo:font-style="normal" fo:font-weight="normal" officeooo:rsid="004941b7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" fo:font-size="12pt" fo:font-style="normal" fo:font-weight="normal" officeooo:rsid="0023c56b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" fo:font-size="12pt" fo:font-style="normal" fo:font-weight="normal" officeooo:rsid="0053cc01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ans" fo:font-size="14pt" fo:font-style="normal" fo:font-weight="bold" officeooo:rsid="00736fc9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officeooo:rsid="0053cc01"/>
    </style:style>
    <style:style style:name="T78" style:family="text">
      <style:text-properties officeooo:rsid="0055c909"/>
    </style:style>
    <style:style style:name="T79" style:family="text">
      <style:text-properties officeooo:rsid="00562534"/>
    </style:style>
    <style:style style:name="T80" style:family="text">
      <style:text-properties officeooo:rsid="00572469"/>
    </style:style>
    <style:style style:name="T81" style:family="text">
      <style:text-properties officeooo:rsid="005b74a5"/>
    </style:style>
    <style:style style:name="T82" style:family="text">
      <style:text-properties officeooo:rsid="005bbd63"/>
    </style:style>
    <style:style style:name="T83" style:family="text">
      <style:text-properties officeooo:rsid="005e7c41"/>
    </style:style>
    <style:style style:name="T84" style:family="text">
      <style:text-properties officeooo:rsid="005fb634"/>
    </style:style>
    <style:style style:name="T85" style:family="text">
      <style:text-properties officeooo:rsid="00736fc9"/>
    </style:style>
    <style:style style:name="T86" style:family="text">
      <style:text-properties officeooo:rsid="0074193d"/>
    </style:style>
    <style:style style:name="T87" style:family="text">
      <style:text-properties officeooo:rsid="00756a25"/>
    </style:style>
    <style:style style:name="T88" style:family="text">
      <style:text-properties officeooo:rsid="0076d8df"/>
    </style:style>
    <style:style style:name="T89" style:family="text">
      <style:text-properties officeooo:rsid="0077679f"/>
    </style:style>
    <style:style style:name="T90" style:family="text">
      <style:text-properties officeooo:rsid="007aff3c"/>
    </style:style>
    <style:style style:name="T91" style:family="text">
      <style:text-properties officeooo:rsid="007c6732"/>
    </style:style>
    <style:style style:name="T92" style:family="text">
      <style:text-properties officeooo:rsid="007dc1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MS@40 Hackathon Briefing</text:p>
      <text:p text:style-name="P2"/>
      <text:p text:style-name="P61"><text:span text:style-name="T78">The primary</text:span> <text:span text:style-name="T79">objective</text:span> of <text:span text:style-name="T63">TMS@40</text:span> is to write a paper. The provisional title of this paper is:</text:p>
      <text:p text:style-name="P3"/>
      <text:p text:style-name="P57">“The experimental psychology of transcranial magnetic stimulation: A consensus paper”</text:p>
      <text:p text:style-name="P4"/>
      <text:p text:style-name="P5"/>
      <text:p text:style-name="P67">Why do we need a <text:span text:style-name="T20">consensus </text:span>paper on the experimental psychology of TMS?</text:p>
      <text:p text:style-name="P7"/>
      <text:list xml:id="list833364767" text:style-name="L1">
        <text:list-item>
          <text:p text:style-name="P11">There are many existing consensus <text:span text:style-name="T6">&amp;</text:span> guidance papers on TMS. Most are from scientists with neurology, neurophysiology <text:span text:style-name="T6">&amp;</text:span> medical backgrounds</text:p>
          <text:p text:style-name="P11"/>
        </text:list-item>
        <text:list-item>
          <text:p text:style-name="P12">The main journals that specialise in TMS – <text:span text:style-name="T1">Clinical Neurophysiology</text:span> <text:span text:style-name="T6">&amp;</text:span> <text:span text:style-name="T1">Brain Stimulation</text:span> – again, tend <text:span text:style-name="T6">to be edited by &amp; </text:span>publish work from medical researchers</text:p>
          <text:p text:style-name="P12"/>
        </text:list-item>
        <text:list-item>
          <text:p text:style-name="P13">By contrast, <text:span text:style-name="T7">experimental psychology</text:span> has had relatively little input or influence on how TMS studies are conducted <text:span text:style-name="T18">(but see, e.g., </text:span><text:a xlink:type="simple" xlink:href="https://doi.org/10.1162/jocn_a_01591" text:style-name="Internet_20_link" text:visited-style-name="Visited_20_Internet_20_Link"><text:span text:style-name="T18">Bergmann &amp; Hartwigsen, 2021</text:span></text:a><text:span text:style-name="T18">)</text:span></text:p>
          <text:p text:style-name="P13"/>
        </text:list-item>
        <text:list-item>
          <text:p text:style-name="P14">Since TMS is mostly done on awake, behaving participants<text:span text:style-name="T21">(!)</text:span> <text:span text:style-name="T7">experimental psychology</text:span> has much to offer. <text:span text:style-name="T65">(We should therefore </text:span><text:span text:style-name="T48">not</text:span><text:span text:style-name="T65"> focus on neurophysiology or (e.g.) EMG)</text:span></text:p>
        </text:list-item>
      </text:list>
      <text:p text:style-name="P7"/>
      <text:p text:style-name="P7"/>
      <text:p text:style-name="P68">What is experimental psychology?</text:p>
      <text:p text:style-name="P8"/>
      <text:p text:style-name="P9">Experimental lab-based methods have long been used to understand relationships between stimuli, <text:span text:style-name="T22">(neuro)</text:span>psychological processes <text:span text:style-name="T22">&amp;</text:span> responses <text:span text:style-name="T80">in humans &amp; other animals</text:span>. Arguably, this began with Weber &amp; Fechner’s <text:span text:style-name="T17">p</text:span>sychophysics in the mid-1800s. Experimental psychology has developed <text:span text:style-name="T17">methods </text:span>to study sensation, perception, attention, <text:span text:style-name="T22">associative learning, </text:span>memory, decision-making, response conflict <text:span text:style-name="T22">&amp;</text:span> more. <text:span text:style-name="T17">It has been an extremely successful paradigm.</text:span></text:p>
      <text:p text:style-name="P9"/>
      <text:p text:style-name="P9">TM<text:span text:style-name="T16">S</text:span> is a stimulus like any other, so it <text:span text:style-name="T23">follows that the methodological rigour of experimental psychology can be brought to bear on understanding how TMS affects the brain &amp; behaviour. For example, stimulus timing, intensity &amp; location may significantly affect cognition &amp; movement.</text:span></text:p>
      <text:p text:style-name="P9"/>
      <text:p text:style-name="P9"/>
      <text:p text:style-name="P69">How can experimental psychology inform TMS research?</text:p>
      <text:p text:style-name="P6"/>
      <text:p text:style-name="P10">Well, that is what you need to decide <text:span text:style-name="T84">&amp;</text:span> write about. You should use any <text:span text:style-name="T84">&amp;</text:span> all of your training so far, whether it is in psychology, physiology, neuroscience, biology, statistics or other allied disciplines, <text:span text:style-name="T24">to decide</text:span>. Below are some general examples of what you might discuss. You will be given a more specific briefing for each of the four hackathon topics.</text:p>
      <text:p text:style-name="P10"/>
      <text:p text:style-name="P6"><text:span text:style-name="T19">Experimental design: </text:span><text:span text:style-name="T8">How should TMS experiments be designed to minimise bias, remove confounds, ensure counterbalancing </text:span><text:span text:style-name="T9">&amp;</text:span><text:span text:style-name="T8"> randomisation, prevent order- &amp; learning-effects?</text:span></text:p>
      <text:p text:style-name="P10"/>
      <text:p text:style-name="P10"><text:span text:style-name="T1">Analysis:</text:span> How should data from TMS experiments be analysed to minimise bias &amp; confounds, <text:span text:style-name="T66">to </text:span>ensure all relevant variance is modelled, &amp; <text:span text:style-name="T66">to </text:span>account for individual differences?</text:p>
      <text:p text:style-name="P10"/>
      <text:p text:style-name="P10"><text:span text:style-name="T1">Reproducibility</text:span>: After ~175 years of experimental psychology, what methods work &amp; what don’t? What lessons can be applied to the more recent history of TMS research?</text:p>
      <text:p text:style-name="P89">TMS@40 Hackathon Briefing: <text:span text:style-name="T85">General guidance</text:span></text:p>
      <text:p text:style-name="P77"/>
      <text:p text:style-name="P64">Edit one GitHub page only!</text:p>
      <text:list xml:id="list1440865647" text:style-name="L29">
        <text:list-item>
          <text:p text:style-name="P37">Only edit the page you are allocated to work on (check Hackathon schedule)</text:p>
        </text:list-item>
        <text:list-item>
          <text:p text:style-name="P37">Nominate one person <text:span text:style-name="T87">only </text:span>to edit the page <text:span text:style-name="T87">on their device</text:span></text:p>
        </text:list-item>
        <text:list-item>
          <text:p text:style-name="P47">Save the page frequently (e.g., every minute, every paragraph, every point)</text:p>
        </text:list-item>
      </text:list>
      <text:p text:style-name="P49"/>
      <text:p text:style-name="P64">Time is short!</text:p>
      <text:list xml:id="list4251134780" text:style-name="L30">
        <text:list-item>
          <text:p text:style-name="P38">Take a few minutes to read through the guidance notes (where relevant <text:span text:style-name="T90">or necessary</text:span>)</text:p>
        </text:list-item>
        <text:list-item>
          <text:p text:style-name="P38">Quickly decide on which issue(s) or topic(s) to work on</text:p>
        </text:list-item>
        <text:list-item>
          <text:p text:style-name="P38">Delegate tasks to different members of the group <text:span text:style-name="T86">(e.g., l</text:span>ooking up reference<text:span text:style-name="T86">s; c</text:span>hecking other <text:span text:style-name="T86">wiki pages; p</text:span>osting questions <text:span text:style-name="T86">or discussions </text:span>on Slack; <text:span text:style-name="T86">d</text:span>rafting or editing text<text:span text:style-name="T86">)</text:span></text:p>
        </text:list-item>
        <text:list-item>
          <text:p text:style-name="P48">Write <text:span text:style-name="T90">quickly</text:span> now; edit slowly later</text:p>
        </text:list-item>
      </text:list>
      <text:p text:style-name="P39"/>
      <text:p text:style-name="P65">Notes &amp; bullets are <text:span text:style-name="T87">great</text:span>!</text:p>
      <text:list xml:id="list4287111406" text:style-name="L31">
        <text:list-item>
          <text:p text:style-name="P40">You will not have time to write perfect prose on GitHub. <text:span text:style-name="T88">So don’t try :-)</text:span></text:p>
        </text:list-item>
        <text:list-item>
          <text:p text:style-name="P40">Think of the task as taking ‘minutes’ on the meeting, <text:span text:style-name="T88">y</text:span>our discussions <text:span text:style-name="T88">&amp; decisions</text:span></text:p>
        </text:list-item>
        <text:list-item>
          <text:p text:style-name="P40">Summarise issues with brief notes &amp; bullets. Give pros &amp; cons</text:p>
        </text:list-item>
      </text:list>
      <text:p text:style-name="P39"/>
      <text:p text:style-name="P66">Specify whether <text:span text:style-name="T91">the group</text:span> agree<text:span text:style-name="T91">s</text:span> or not!</text:p>
      <text:list xml:id="list3003234744" text:style-name="L35">
        <text:list-item>
          <text:p text:style-name="P44">For all (major) topics discussed, note whether there is full agreement (6/6), a majority (4 or 5), or a minority (2 or 3) who agree with the statement or proposal</text:p>
        </text:list-item>
        <text:list-item>
          <text:p text:style-name="P44">If there are a range of views and no consensus, note this down</text:p>
        </text:list-item>
      </text:list>
      <text:p text:style-name="Horizontal_20_Line"/>
      <text:p text:style-name="P83"><text:span text:style-name="T76">Specific tasks for each session:</text:span></text:p>
      <text:p text:style-name="P39"/>
      <text:p text:style-name="P60">Hackathon 1 (11:00-11:45)</text:p>
      <text:list xml:id="list197906265" text:style-name="L32">
        <text:list-item>
          <text:p text:style-name="P41">Pick one or more topics, &amp; get started quickly (see above)</text:p>
        </text:list-item>
      </text:list>
      <text:p text:style-name="P39"/>
      <text:p text:style-name="P50">Hackathon 2 <text:span text:style-name="T1">(1</text:span><text:span text:style-name="T3">2</text:span><text:span text:style-name="T1">:00-1</text:span><text:span text:style-name="T3">2</text:span><text:span text:style-name="T1">:45)</text:span></text:p>
      <text:list xml:id="list2046509202" text:style-name="L33">
        <text:list-item>
          <text:p text:style-name="P45">Briefly review work done in Hackathon 1, make minor revisions</text:p>
        </text:list-item>
        <text:list-item>
          <text:p text:style-name="P45">If there are major disagreements, make notes on these</text:p>
        </text:list-item>
        <text:list-item>
          <text:p text:style-name="P45">Pick one or two NEW topics, &amp; get started quickly (see above)</text:p>
        </text:list-item>
      </text:list>
      <text:p text:style-name="P42"/>
      <text:p text:style-name="P50">Hackathon 3 <text:span text:style-name="T1">(1</text:span><text:span text:style-name="T3">4</text:span><text:span text:style-name="T1">:00-1</text:span><text:span text:style-name="T3">4</text:span><text:span text:style-name="T1">:45)</text:span></text:p>
      <text:list xml:id="list199979561" text:style-name="L36">
        <text:list-item>
          <text:p text:style-name="P46">Briefly review work done in Hackathons 1 &amp; 2, make minor revisions</text:p>
        </text:list-item>
        <text:list-item>
          <text:p text:style-name="P46">If there are major disagreements, make notes on these</text:p>
        </text:list-item>
        <text:list-item>
          <text:p text:style-name="P46">Pick at least one NEW topic, <text:span text:style-name="T89">and get started quickly</text:span></text:p>
        </text:list-item>
      </text:list>
      <text:p text:style-name="P39"/>
      <text:p text:style-name="P50">Hackathon 4 <text:span text:style-name="T1">(1</text:span><text:span text:style-name="T3">5</text:span><text:span text:style-name="T1">:00-1</text:span><text:span text:style-name="T3">5</text:span><text:span text:style-name="T1">:45)</text:span></text:p>
      <text:list xml:id="list62648434" text:style-name="L34">
        <text:list-item>
          <text:p text:style-name="P43">Briefly review work done in Hackathons 1, 2 <text:span text:style-name="T92">&amp; 3</text:span>, make minor revisions</text:p>
        </text:list-item>
        <text:list-item>
          <text:p text:style-name="P43">Summarise everything decided so far; <text:span text:style-name="T92">note any major disagreements</text:span></text:p>
        </text:list-item>
        <text:list-item>
          <text:p text:style-name="P43"><text:span text:style-name="T51">Choose</text:span><text:span text:style-name="T45"> ONE controversial topic </text:span>that needs to go to a VOTE</text:p>
        </text:list-item>
        <text:list-item>
          <text:p text:style-name="P43">Add <text:span text:style-name="T92">this to </text:span>a poll on GitHub (Discussions) – <text:span text:style-name="T45">make sure this is ready for 1</text:span><text:span text:style-name="T51">5</text:span><text:span text:style-name="T45">:</text:span><text:span text:style-name="T51">45</text:span><text:span text:style-name="T45">h</text:span></text:p>
        </text:list-item>
      </text:list>
      <text:p text:style-name="P84">TMS@40 Hackathon Briefing: <text:span text:style-name="T26">Experimental Design 1</text:span></text:p>
      <text:p text:style-name="P51"><text:span text:style-name="T19"/></text:p>
      <text:p text:style-name="P82"><text:span text:style-name="T11">How should TMS experiments be designed to minimise bias, remove confounds, </text:span><text:span text:style-name="T10">&amp; ensure that we answer the questions we want to answer? </text:span><text:span text:style-name="T12">W</text:span>hat constraints apply to TMS experimental design? <text:span text:style-name="T55">W</text:span>hat are the trade-offs, pros &amp; cons <text:span text:style-name="T28">of each approach</text:span>?</text:p>
      <text:h text:style-name="P131" text:outline-level="2"/>
      <text:p text:style-name="P92"><text:span text:style-name="T49">EDIT THIS PAGE ONLY:</text:span></text:p>
      <text:p text:style-name="P92"><text:a xlink:type="simple" xlink:href="https://github.com/TMSMultiLab/TMSMultiLab/wiki/TMS@40_Experimental_design_1" text:style-name="Internet_20_link" text:visited-style-name="Visited_20_Internet_20_Link"><text:span text:style-name="T45">https://github.com/TMSMultiLab/TMSMultiLab/wiki/TMS@40_Experimental_design_1</text:span></text:a></text:p>
      <text:p text:style-name="P90"/>
      <text:p text:style-name="P90"/>
      <text:p text:style-name="P114">General design choices</text:p>
      <text:p text:style-name="P116"/>
      <text:h text:style-name="P133" text:outline-level="2">Theoretical</text:h>
      <text:list xml:id="list2590957212" text:style-name="L14">
        <text:list-item>
          <text:p text:style-name="P93"><text:bookmark text:name="user-content-theoretical"/>What kind<text:span text:style-name="T28">s</text:span> of question are we trying to answer?</text:p>
        </text:list-item>
        <text:list-item>
          <text:p text:style-name="P93">How <text:span text:style-name="T28">d</text:span>o <text:span text:style-name="T28">we </text:span>choose a protocol that best answers <text:span text:style-name="T28">our</text:span> question?</text:p>
        </text:list-item>
        <text:list-item>
          <text:p text:style-name="P94">How <text:span text:style-name="T28">do we estimate the statistical power</text:span> <text:span text:style-name="T28">of TMS studies; do we need large(r) samples</text:span>?</text:p>
        </text:list-item>
      </text:list>
      <text:p text:style-name="P117"/>
      <text:p text:style-name="P91"><text:span text:style-name="T47">TMS</text:span><text:span text:style-name="T46"> </text:span><text:span text:style-name="T45">type</text:span></text:p>
      <text:list xml:id="list2354518449" text:style-name="L13">
        <text:list-item>
          <text:p text:style-name="P95"><text:bookmark text:name="user-content-stimulation-type"/><text:span text:style-name="T28">O</text:span>ffline v<text:span text:style-name="T28">ersu</text:span>s online: what questions can t<text:span text:style-name="T53">hey</text:span> answer? <text:span text:style-name="T28">What are the pros &amp; cons?</text:span></text:p>
        </text:list-item>
        <text:list-item>
          <text:p text:style-name="P95"><text:span text:style-name="T28">Single pulse versus bur</text:span>sts: what questions can t<text:span text:style-name="T53">hey</text:span> answer? <text:span text:style-name="T28">What are the pros &amp; cons?</text:span></text:p>
        </text:list-item>
      </text:list>
      <text:p text:style-name="P117"/>
      <text:h text:style-name="P132" text:outline-level="2"><text:span text:style-name="T47">TMS</text:span> timing</text:h>
      <text:list xml:id="list2547795524" text:style-name="L12">
        <text:list-item>
          <text:p text:style-name="P96"><text:span text:style-name="T52">W</text:span>hen does a TMS pulse interfere <text:span text:style-name="T52">with processing</text:span>? <text:span text:style-name="T52">Can this be b</text:span>efore <text:span text:style-name="T52">an incoming (e.g., sensory)</text:span> stimulus is processed by a brain area? <text:span text:style-name="T52">Or must it be </text:span>during <text:span text:style-name="T52">processing?</text:span> <text:span text:style-name="T52">O</text:span>r <text:span text:style-name="T52">can it even be </text:span>after?</text:p>
        </text:list-item>
        <text:list-item>
          <text:p text:style-name="P96"><text:span text:style-name="T55">W</text:span>hen <text:span text:style-name="T55">does a TMS pulse </text:span>interfere with a brain area's response – before, during, <text:span text:style-name="T54">or after</text:span>?</text:p>
        </text:list-item>
        <text:list-item>
          <text:p text:style-name="P96">Should we start by piloting <text:span text:style-name="T52">a range of </text:span>TMS timings <text:span text:style-name="T52">(‘chronometric’ TMS)</text:span>, or <text:span text:style-name="T52">are</text:span> there principled way<text:span text:style-name="T52">s</text:span> to choose <text:span text:style-name="T52">a time-point in advance</text:span>?</text:p>
        </text:list-item>
      </text:list>
      <text:p text:style-name="P115"/>
      <text:p text:style-name="P114">Specific design choices</text:p>
      <text:p text:style-name="P118"/>
      <text:h text:style-name="P135" text:outline-level="2">What should we be controlling?</text:h>
      <text:list xml:id="list2397353920" text:style-name="L17">
        <text:list-item>
          <text:p text:style-name="P127"><text:span text:style-name="T31">P</text:span><text:span text:style-name="T30">articipant body, head, arm, &amp; eye position &amp; activity? Should they be relaxed or natural?</text:span></text:p>
        </text:list-item>
        <text:list-item>
          <text:p text:style-name="P111">Should we control participant attention with fixation or a (distractor) task?</text:p>
        </text:list-item>
      </text:list>
      <text:list xml:id="list4097953489" text:style-name="L21">
        <text:list-item>
          <text:list>
            <text:list-header>
              <text:h text:style-name="P136" text:outline-level="2"/>
            </text:list-header>
          </text:list>
        </text:list-item>
      </text:list>
      <text:h text:style-name="P134" text:outline-level="2"><text:span text:style-name="T52">Primary motor cortex (</text:span>M1<text:span text:style-name="T52">)</text:span> v<text:span text:style-name="T52">ersus the</text:span> rest of <text:span text:style-name="T52">the </text:span>brain</text:h>
      <text:list xml:id="list190439314420325" text:continue-list="list2397353920" text:style-name="L17">
        <text:list-item>
          <text:p text:style-name="P119"><text:bookmark text:name="user-content-m1-vs-rest-of-brain"/><text:span text:style-name="T31">The majority (or largest minority) of TMS has been done on the motor cortex. But the m</text:span><text:span text:style-name="T30">ajority of </text:span><text:span text:style-name="T31">experimental </text:span><text:span text:style-name="T30">psychology studies </text:span><text:span text:style-name="T31">are </text:span><text:span text:style-name="Emphasis"><text:span text:style-name="T30">not</text:span></text:span><text:span text:style-name="T30"> </text:span><text:span text:style-name="T31">motor</text:span></text:p>
        </text:list-item>
        <text:list-item>
          <text:p text:style-name="P119"><text:span text:style-name="T32">H</text:span><text:span text:style-name="T30">ow do we generalize M1 protocols </text:span><text:span text:style-name="T32">to other brain areas</text:span><text:span text:style-name="T30">?</text:span></text:p>
        </text:list-item>
      </text:list>
      <text:p text:style-name="P128"><text:span text:style-name="T29"/></text:p>
      <text:h text:style-name="P134" text:outline-level="2"><text:span text:style-name="T52">Electromyography (EMG) versus</text:span> no EMG</text:h>
      <text:list xml:id="list3921654565" text:style-name="L15">
        <text:list-item>
          <text:p text:style-name="P120"><text:bookmark text:name="user-content-emg-vs-no-emg"/><text:span text:style-name="T31">The m</text:span><text:span text:style-name="T30">ajority of </text:span><text:span text:style-name="T31">experimental </text:span><text:span text:style-name="T30">psychology TMS studies do </text:span><text:span text:style-name="Emphasis"><text:span text:style-name="T30">not</text:span></text:span><text:span text:style-name="T30"> measure EMG, so how </text:span><text:span text:style-name="T31">should</text:span><text:span text:style-name="T30"> we adapt the methods </text:span><text:span text:style-name="T32">&amp;</text:span><text:span text:style-name="T31"> guidance from TMS studies that measure EMG?</text:span></text:p>
        </text:list-item>
        <text:list-item>
          <text:p text:style-name="P120"><text:span text:style-name="T32">How should we set stimulus i</text:span><text:span text:style-name="T30">ntensity </text:span><text:span text:style-name="T32">in the absence of EMG? Should we </text:span><text:span text:style-name="T30">set </text:span><text:span text:style-name="T32">it </text:span><text:span text:style-name="T30">relative to </text:span><text:span text:style-name="T32">motor </text:span><text:span text:style-name="T30">thresholds like </text:span><text:span text:style-name="T32">a visible </text:span><text:span text:style-name="T30">twitch or </text:span><text:span text:style-name="T32">at a </text:span><text:span text:style-name="T30">fixed </text:span><text:span text:style-name="T32">intensity</text:span><text:span text:style-name="T30">?</text:span></text:p>
        </text:list-item>
      </text:list>
      <text:p text:style-name="P117"/>
      <text:h text:style-name="P134" text:outline-level="2"><text:span text:style-name="T54">Magnetic resonance imaging (</text:span>MRI<text:span text:style-name="T54">)</text:span> v<text:span text:style-name="T54">ersu</text:span>s no MRI</text:h>
      <text:list xml:id="list2297002458" text:style-name="L16">
        <text:list-item>
          <text:p text:style-name="P121"><text:bookmark text:name="user-content-mri-vs-no-mri"/><text:span text:style-name="T32">The m</text:span><text:span text:style-name="T30">ajority of </text:span><text:span text:style-name="T32">experimental </text:span><text:span text:style-name="T30">psychology TMS studies do </text:span><text:span text:style-name="Emphasis"><text:span text:style-name="T30">not</text:span></text:span><text:span text:style-name="T30"> use MRI scans, so how do we adapt the methods </text:span><text:span text:style-name="T32">to follow guidance from TMS studies that use MRI?</text:span></text:p>
        </text:list-item>
        <text:list-item>
          <text:p text:style-name="P121"><text:span text:style-name="T30">e-Field modelling without individual MRI </text:span><text:span text:style-name="T38">scans</text:span><text:span text:style-name="T30"> - is it useful?</text:span></text:p>
        </text:list-item>
      </text:list>
      <text:p text:style-name="P87">TMS@40 Hackathon Briefing: <text:span text:style-name="T26">Experimental Design 2</text:span></text:p>
      <text:p text:style-name="P54"><text:span text:style-name="T19"/></text:p>
      <text:p text:style-name="P70"><text:span text:style-name="T57">How should TMS experiments be designed </text:span><text:span text:style-name="T58">when awake, behaving humans are participating? How do we remove </text:span><text:span text:style-name="T57">bias </text:span><text:span text:style-name="T58">&amp;</text:span><text:span text:style-name="T57"> confounds, ensure counterbalancing </text:span><text:span text:style-name="T59">&amp;</text:span><text:span text:style-name="T57"> randomisation, prevent order- &amp; learning-effects? </text:span><text:span text:style-name="T58">What is the ‘social psychology of the TMS experiment’ (</text:span><text:a xlink:type="simple" xlink:href="https://psycnet.apa.org/doi/10.1037/h0043424" text:style-name="Internet_20_link" text:visited-style-name="Visited_20_Internet_20_Link"><text:span text:style-name="T58">Orne, 1962</text:span></text:a><text:span text:style-name="T58">)?</text:span></text:p>
      <text:p text:style-name="P70"><text:span text:style-name="T58"/></text:p>
      <text:p text:style-name="P104"><text:span text:style-name="T50">EDIT</text:span><text:span text:style-name="T49"> THIS PAGE ONLY:</text:span></text:p>
      <text:p text:style-name="P104"><text:a xlink:type="simple" xlink:href="https://github.com/TMSMultiLab/TMSMultiLab/wiki/TMS@40_Experimental_design_2" text:style-name="Internet_20_link" text:visited-style-name="Visited_20_Internet_20_Link"><text:span text:style-name="T49">https://github.com/TMSMultiLab/TMSMultiLab/wiki/TMS@40_Experimental_design_2</text:span></text:a></text:p>
      <text:h text:style-name="P137" text:outline-level="2"/>
      <text:h text:style-name="P137" text:outline-level="2"><text:span text:style-name="T61">TMS parameters</text:span></text:h>
      <text:list xml:id="list4240902773" text:style-name="L20">
        <text:list-item>
          <text:p text:style-name="P122"><text:bookmark text:name="user-content-stimulation-details"/><text:span text:style-name="T33">How do different TMS t</text:span><text:span text:style-name="T30">iming</text:span><text:span text:style-name="T33">s </text:span><text:span text:style-name="T30">relative to a stimulus </text:span><text:span text:style-name="T33">or response </text:span><text:span text:style-name="T30">change </text:span><text:span text:style-name="T33">participants’</text:span><text:span text:style-name="T30"> reaction</text:span><text:span text:style-name="T33">s</text:span><text:span text:style-name="T30"> to th</text:span><text:span text:style-name="T33">ose</text:span><text:span text:style-name="T30"> stimul</text:span><text:span text:style-name="T33">i? Does TMS shorten or lengthen reaction times? </text:span><text:span text:style-name="T34">Do </text:span><text:span text:style-name="T39">p</text:span><text:span text:style-name="T34">articipants wait until the last TMS pulse in a train </text:span><text:span text:style-name="T39">before responding</text:span><text:span text:style-name="T34">?</text:span></text:p>
        </text:list-item>
        <text:list-item>
          <text:p text:style-name="P123"><text:span text:style-name="T35">Do </text:span><text:span text:style-name="T36">participants</text:span><text:span text:style-name="T35"> try to predict the TMS? </text:span><text:span text:style-name="T33">How </text:span><text:span text:style-name="T37">do</text:span><text:span text:style-name="T33"> we set the i</text:span><text:span text:style-name="T30">ntervals between TMS pulses </text:span><text:span text:style-name="T33">to minimise </text:span><text:span text:style-name="T30">predict</text:span><text:span text:style-name="T33">ion of </text:span><text:span text:style-name="T30">the next TMS pulse?</text:span></text:p>
        </text:list-item>
        <text:list-item>
          <text:p text:style-name="P122"><text:span text:style-name="T43">When can we use b</text:span><text:span text:style-name="T40">lock </text:span><text:span text:style-name="T41">designs &amp; when must </text:span><text:span text:style-name="T42">the </text:span><text:span text:style-name="T41">conditions </text:span><text:span text:style-name="T42">of interest </text:span><text:span text:style-name="T41">be randomised?</text:span></text:p>
        </text:list-item>
        <text:list-item>
          <text:p text:style-name="P122"><text:span text:style-name="T41">What kinds of </text:span><text:span text:style-name="T40">TMS work on individual trial</text:span><text:span text:style-name="T41">s? Do some TMS effects build up over time?</text:span></text:p>
        </text:list-item>
        <text:list-item>
          <text:p text:style-name="P25"><text:span text:style-name="T66">H</text:span>ow does TMS change the behaviour we're trying to measure (regardless of <text:span text:style-name="T81">target </text:span>area)</text:p>
        </text:list-item>
        <text:list-item>
          <text:p text:style-name="P26">How does TMS intensity <text:span text:style-name="T82">&amp;</text:span>/or randomness affect our studies?</text:p>
        </text:list-item>
      </text:list>
      <text:h text:style-name="P129" text:outline-level="2">Control conditions</text:h>
      <text:list xml:id="list678005929" text:style-name="L18">
        <text:list-item>
          <text:p text:style-name="P97"><text:span text:style-name="T56">What counts as an adequate control for a TMS experiment? What are we controlling?</text:span></text:p>
        </text:list-item>
        <text:list-item>
          <text:p text:style-name="P97"><text:span text:style-name="T56">What does a c</text:span>ontrol site <text:span text:style-name="T56">control for?</text:span></text:p>
        </text:list-item>
        <text:list-item>
          <text:p text:style-name="P97"><text:span text:style-name="T56">What can </text:span>control conditions <text:span text:style-name="T56">control for? What kind of conditions are needed?</text:span></text:p>
        </text:list-item>
        <text:list-item>
          <text:p text:style-name="P97"><text:span text:style-name="T56">What kinds of ‘</text:span>sham’ <text:span text:style-name="T56">condition are there? What do they</text:span> control <text:span text:style-name="T56">for? How do we know?</text:span></text:p>
        </text:list-item>
        <text:list-item>
          <text:p text:style-name="P97"><text:span text:style-name="T56">Should we be single-blinding our participants? How do we ensure </text:span>single-blinding?</text:p>
        </text:list-item>
        <text:list-item>
          <text:p text:style-name="P97"><text:span text:style-name="T56">Should we be double-blinding our experimenters? I</text:span>s it possible <text:span text:style-name="T83">&amp; how do we ensure it</text:span>?</text:p>
        </text:list-item>
        <text:list-item>
          <text:p text:style-name="P99">How do we minimise ‘demand characteristics’? (i.e., when our participants ‘play the role’ of a participant <text:span text:style-name="T83">&amp;</text:span> adjust their responses according to what they think we want)</text:p>
        </text:list-item>
      </text:list>
      <text:h text:style-name="P130" text:outline-level="2"><text:span text:style-name="T60">Participant (dis)comfort</text:span></text:h>
      <text:list xml:id="list190439658473900" text:continue-numbering="true" text:style-name="L18">
        <text:list-item>
          <text:p text:style-name="P100">How do we ask participants to relax? How do these instructions affect the experiment?</text:p>
        </text:list-item>
        <text:list-item>
          <text:p text:style-name="P98"><text:span text:style-name="T56">How do we </text:span>measur<text:span text:style-name="T56">e participants’ perception of the TMS (annoyance, distraction)?</text:span></text:p>
        </text:list-item>
        <text:list-item>
          <text:p text:style-name="P101"><text:span text:style-name="T56">How does participant perception </text:span>differ for online v<text:span text:style-name="T56">ersu</text:span>s offline, <text:span text:style-name="T56">or other </text:span>TMS <text:span text:style-name="T56">protocols?</text:span></text:p>
        </text:list-item>
        <text:list-item>
          <text:p text:style-name="P102">What should we do (or not do) to minimise discomfort? <text:span text:style-name="T62">Decrease intensity? Move coil?</text:span></text:p>
        </text:list-item>
        <text:list-item>
          <text:p text:style-name="P102"><text:span text:style-name="T62">H</text:span><text:span text:style-name="T14">ow often should we be providing participants with breaks from tasks or stimulation?</text:span></text:p>
        </text:list-item>
        <text:list-item>
          <text:p text:style-name="P101">At what <text:span text:style-name="T69">level of discomfort</text:span> should TMS <text:span text:style-name="T69">studies</text:span> on healthy participants not continue?</text:p>
        </text:list-item>
      </text:list>
      <text:h text:style-name="P129" text:outline-level="2">Debriefing</text:h>
      <text:list xml:id="list2005511578" text:style-name="L19">
        <text:list-item>
          <text:p text:style-name="P103"><text:span text:style-name="T60">What should we regularly ask our participants about after a TMS study?</text:span></text:p>
        </text:list-item>
        <text:list-item>
          <text:p text:style-name="P103"><text:bookmark text:name="user-content-debriefing"/><text:span text:style-name="T60">Should we ask about their </text:span>tolerance for the stimulation? <text:span text:style-name="T60">How? A s</text:span>tandard questionnaire?</text:p>
        </text:list-item>
        <text:list-item>
          <text:p text:style-name="P103"><text:span text:style-name="T60">If we used a sham (or multiple TMS sites), did they d</text:span>etect the sham? <text:span text:style-name="T60">D</text:span>id blinding work?</text:p>
        </text:list-item>
      </text:list>
      <text:p text:style-name="P85">TMS@40 Hackathon Briefing: <text:span text:style-name="T27">Analysis 1</text:span></text:p>
      <text:p text:style-name="P16"/>
      <text:p text:style-name="P71">How should data from TMS experiments be <text:span text:style-name="T4">pre-processed</text:span> to minimise bias &amp; confounds, <text:span text:style-name="T66">to </text:span>ensure all relevant variance is modelled?</text:p>
      <text:p text:style-name="P16"/>
      <text:p text:style-name="P112"><text:span text:style-name="T49">EDIT THIS PAGE ONLY:</text:span></text:p>
      <text:p text:style-name="P112"><text:a xlink:type="simple" xlink:href="https://github.com/TMSMultiLab/TMSMultiLab/wiki/TMS@40_Analysis_1" text:style-name="Internet_20_link" text:visited-style-name="Visited_20_Internet_20_Link"><text:span text:style-name="T49">https://github.com/TMSMultiLab/TMSMultiLab/wiki/TMS@40_Analysis_1</text:span></text:a></text:p>
      <text:p text:style-name="P124"/>
      <text:p text:style-name="P124"/>
      <text:p text:style-name="P27">Pre-processing is the filtering, de-noising, ‘cleaning’ <text:span text:style-name="T84">&amp;</text:span> other processing that might be done to a dataset <text:span text:style-name="T1">before</text:span> any statistical analysis. It is often not fully-described in scientific papers, but may have substantial consequences for the statistical analysis stage.</text:p>
      <text:p text:style-name="P27"/>
      <text:p text:style-name="P78"><text:span text:style-name="T67">(Please avoid focusing on EMG data &amp; MEP analysis – this is covered by other papers &amp; research fields)</text:span></text:p>
      <text:p text:style-name="P20"/>
      <text:p text:style-name="P58">Measures</text:p>
      <text:list xml:id="list884654424" text:style-name="L22">
        <text:list-item>
          <text:p text:style-name="P80"><text:span text:style-name="T72">What do we need to record or measure </text:span><text:span text:style-name="T73">during the experiment </text:span><text:span text:style-name="T72">to </text:span><text:span text:style-name="T73">aid </text:span><text:span text:style-name="T72">pre-processing?</text:span></text:p>
        </text:list-item>
        <text:list-item>
          <text:p text:style-name="P80"><text:span text:style-name="T75">Do we need trial-by-trial TMS intensity, coil position, &amp; angles, or anything else?</text:span></text:p>
        </text:list-item>
      </text:list>
      <text:p text:style-name="P16"/>
      <text:p text:style-name="P56"><text:span text:style-name="T77">Modelling w</text:span>hat <text:span text:style-name="T77">went </text:span>wrong <text:span text:style-name="T77">during the experiment?</text:span></text:p>
      <text:list xml:id="list2786268187" text:style-name="L23">
        <text:list-item>
          <text:p text:style-name="P23"><text:span text:style-name="T67">If we have </text:span>coil position <text:span text:style-name="T77">or angle measures (whether </text:span>robot- <text:span text:style-name="T77">or manually-guided), do we use them </text:span>as <text:span text:style-name="T67">a </text:span>covariate? <text:span text:style-name="T67">At which level of the analysis? Or, do we set a fixed </text:span>threshold, <text:span text:style-name="T67">e.g., remove data when coil is &gt;5mm or &gt;10degrees away?</text:span></text:p>
        </text:list-item>
        <text:list-item>
          <text:p text:style-name="P35">If TMS intensity was increased or decreased (e.g., because of discomfort or missing responses), should we remove the data or include trial-by-trial level covariates?</text:p>
        </text:list-item>
      </text:list>
      <text:p text:style-name="P16"/>
      <text:p text:style-name="P58">Temporal filtering</text:p>
      <text:list xml:id="list502418359" text:style-name="L24">
        <text:list-item>
          <text:p text:style-name="P24"><text:span text:style-name="T67">Do we expect TMS responses to change over time, for example with arousal, alertness, learning, association, or plasticity? If yes, (how) do we model it?</text:span></text:p>
        </text:list-item>
        <text:list-item>
          <text:p text:style-name="P29">If temporal changes are of no <text:span text:style-name="T77">theoretical</text:span> interest, should we filter responses (RTs <text:span text:style-name="T77">or other</text:span> decisions), to remove these trends?</text:p>
        </text:list-item>
      </text:list>
      <text:p text:style-name="P16"/>
      <text:p text:style-name="P51">‘<text:span text:style-name="T67">Outlier’ removal</text:span></text:p>
      <text:list xml:id="list4292107022" text:style-name="L25">
        <text:list-item>
          <text:p text:style-name="P30">What is an ‘outlier’ <text:span text:style-name="T77">in TMS studies &amp;</text:span> why?</text:p>
        </text:list-item>
        <text:list-item>
          <text:p text:style-name="P31">When is it acceptable to delete data?</text:p>
        </text:list-item>
        <text:list-item>
          <text:p text:style-name="P31">What evidence do we need to <text:span text:style-name="T68">justify </text:span>delet<text:span text:style-name="T68">ing</text:span> a data-point?</text:p>
        </text:list-item>
        <text:list-item>
          <text:p text:style-name="P36">How should we document all these data removals?</text:p>
        </text:list-item>
      </text:list>
      <text:p text:style-name="P16"/>
      <text:p text:style-name="P58">‘Normalisation’ of data</text:p>
      <text:list xml:id="list718761532" text:style-name="L26">
        <text:list-item>
          <text:p text:style-name="P32">When it is appropriate to ‘normalise’ or ‘standardise’ data? (this could be as a ratio of a baseline measure per participant, or by using the standard normal distribution to convert to Z-scores)</text:p>
        </text:list-item>
        <text:list-item>
          <text:p text:style-name="P32">What are the consequences of <text:span text:style-name="T77">such </text:span>normalisation? <text:span text:style-name="T77">(e.g., for linear/non-linear effects)</text:span></text:p>
        </text:list-item>
        <text:list-item>
          <text:p text:style-name="P32">Should we always present both normalised <text:span text:style-name="T77">&amp;</text:span> raw data analysis <text:span text:style-name="T77">in our papers</text:span>?</text:p>
        </text:list-item>
      </text:list>
      <text:p text:style-name="P16"/>
      <text:p text:style-name="P59">Transformation of data</text:p>
      <text:list xml:id="list2847856479" text:style-name="L27">
        <text:list-item>
          <text:p text:style-name="P34">Researchers often desire ‘normally-distributed’ data. If we find non-normal (e.g., logarithmic, exponential, skewed, <text:span text:style-name="T77">or other</text:span>) data, what should we do?</text:p>
        </text:list-item>
        <text:list-item>
          <text:p text:style-name="P34">At what level of analysis should <text:span text:style-name="T77">any </text:span>transformation be applied? (raw data per participant, summary data across participants, or (as the stat<text:span text:style-name="T70">istic</text:span>s assume) only the residuals after the <text:span text:style-name="T71">full model is fit – if the latter, this is </text:span><text:span text:style-name="T5">Analysis 2...</text:span>)</text:p>
        </text:list-item>
      </text:list>
      <text:p text:style-name="P33"><text:soft-page-break/></text:p>
      <text:p text:style-name="P76">TMS@40 Hackathon Briefing: <text:span text:style-name="T27">Analysis 2</text:span></text:p>
      <text:p text:style-name="P19"/>
      <text:p text:style-name="P74">How should data from TMS experiments be <text:span text:style-name="T4">processed</text:span> to minimise bias &amp; confounds, <text:span text:style-name="T66">to </text:span>ensure all relevant variance <text:span text:style-name="T67">&amp; individual differences are modelled</text:span>?</text:p>
      <text:p text:style-name="P19"/>
      <text:p text:style-name="P113"><text:span text:style-name="T49">EDIT THIS PAGE ONLY:</text:span></text:p>
      <text:p text:style-name="P113"><text:a xlink:type="simple" xlink:href="https://github.com/TMSMultiLab/TMSMultiLab/wiki/TMS@40_Analysis_2" text:style-name="Internet_20_link" text:visited-style-name="Visited_20_Internet_20_Link"><text:span text:style-name="T49">https://github.com/TMSMultiLab/TMSMultiLab/wiki/TMS@40_Analysis_2</text:span></text:a></text:p>
      <text:p text:style-name="P126"/>
      <text:p text:style-name="P126"/>
      <text:p text:style-name="P27"><text:span text:style-name="T67">The statistical analysis (post</text:span>-processing<text:span text:style-name="T67">)</text:span> is the <text:span text:style-name="T67">final stage of analysis used to draw conclusions about the manipulations, sample &amp;/or population under study</text:span>. <text:span text:style-name="T67">It is usually the main focus of scientific reports.</text:span></text:p>
      <text:p text:style-name="P27"/>
      <text:p text:style-name="P79"><text:span text:style-name="T67">(Please avoid focusing on EMG data &amp; MEP analysis – this is covered by other papers &amp; research fields)</text:span></text:p>
      <text:p text:style-name="P21"/>
      <text:p text:style-name="P21"/>
      <text:p text:style-name="P21"><text:span text:style-name="T67">What c</text:span>ovariates <text:span text:style-name="T67">should we </text:span>include in our <text:span text:style-name="T67">statistical </text:span>models (what should we be measuring?)</text:p>
      <text:p text:style-name="P21"/>
      <text:p text:style-name="P21"><text:s text:c="4"/>sham effectiveness/detection</text:p>
      <text:p text:style-name="P21"><text:s text:c="4"/>participant annoyance/discomfort/tolerance</text:p>
      <text:p text:style-name="P21"><text:s text:c="4"/>e-field model parameters</text:p>
      <text:p text:style-name="P21"><text:s text:c="4"/>TMS intensity</text:p>
      <text:p text:style-name="P21"><text:s text:c="4"/>fatigue, time-of-day, sleep (eg, during sleep studies @FBreuer)</text:p>
      <text:p text:style-name="P21"><text:s text:c="4"/>caffeine, recreational substances Turco et al. 2020</text:p>
      <text:p text:style-name="P21"><text:s text:c="4"/>posture; supine vs sitting up</text:p>
      <text:p text:style-name="P21"><text:s text:c="4"/>experience of the subject in prior TMS experiments</text:p>
      <text:p text:style-name="P28"/>
      <text:p text:style-name="P28">Post-processing</text:p>
      <text:p text:style-name="P22"/>
      <text:p text:style-name="P22"><text:s text:c="4"/>What meta-data, pre-processing, summary, &amp; group statistical analyses are appropriate?</text:p>
      <text:p text:style-name="P22"/>
      <text:p text:style-name="P81"><text:span text:style-name="T74"><text:s text:c="4"/>How can we </text:span><text:span text:style-name="T72">change our analysis pipelines to maximise </text:span><text:span text:style-name="T74">fully-open sharing of data &amp; code?</text:span></text:p>
      <text:p text:style-name="P22"/>
      <text:p text:style-name="P22"/>
      <text:p text:style-name="P22">Capturing change over time</text:p>
      <text:p text:style-name="P22"><text:s text:c="4"/>dynamics</text:p>
      <text:p text:style-name="P22"><text:s text:c="4"/>learning rate, dynamics</text:p>
      <text:p text:style-name="P22"><text:s text:c="4"/>washout periods</text:p>
      <text:p text:style-name="P22"/>
      <text:p text:style-name="P22">Stats</text:p>
      <text:p text:style-name="P22"><text:span text:style-name="T68">If we use </text:span>ratios as measures (<text:span text:style-name="T68">e.g., in </text:span>conditioned / unconditioned <text:span text:style-name="T68">designs</text:span>), <text:span text:style-name="T68">how do we account for the consequences </text:span>wandering denominators</text:p>
      <text:p text:style-name="P22"/>
      <text:p text:style-name="P22">problem of dynamic range of responses, <text:span text:style-name="T84">&amp; where on the input-output curve a stimulation or response is (this applies to MEPs, but also to any psychophysical stimulus-response curve)</text:span></text:p>
      <text:p text:style-name="P22"/>
      <text:p text:style-name="P22">going beyond pre/post subtraction methods <text:span text:style-name="T84">&amp;</text:span> beyond ANOVA (i.e., where ANOVA is not enough: multi-level, unbalanced, nested, trials)</text:p>
      <text:p text:style-name="P22"/>
      <text:p text:style-name="P22">multi-level modelling of TMS data (using R, GLMM, etc)</text:p>
      <text:p text:style-name="P19"><text:soft-page-break/></text:p>
      <text:p text:style-name="P75">TMS@40 Hackathon Briefing: <text:span text:style-name="T27">Reproducibility 1</text:span></text:p>
      <text:p text:style-name="P52"><text:span text:style-name="T19"/></text:p>
      <text:p text:style-name="P62"><text:span text:style-name="T8">After ~175 years of experimental psychology, what methods work &amp; what don’t? What lessons can be applied to the more recent history of TMS research?</text:span></text:p>
      <text:p text:style-name="P52"><text:span text:style-name="T8"/></text:p>
      <text:p text:style-name="P105"><text:span text:style-name="T15">EDIT THIS PAGE ONLY:</text:span></text:p>
      <text:p text:style-name="P105"><text:a xlink:type="simple" xlink:href="https://github.com/TMSMultiLab/TMSMultiLab/wiki/TMS@40_Reproducibility_1" text:style-name="Internet_20_link" text:visited-style-name="Visited_20_Internet_20_Link"><text:span text:style-name="T15">https://github.com/TMSMultiLab/TMSMultiLab/wiki/TMS@40_Reproducibility_1</text:span></text:a></text:p>
      <text:p text:style-name="P125"><text:span text:style-name="T1"/></text:p>
      <text:p text:style-name="P125"><text:span text:style-name="T1"/></text:p>
      <text:p text:style-name="P17"><text:span text:style-name="T1">How can we enhance the reproducibility of TMS work within labs &amp; between labs?</text:span></text:p>
      <text:p text:style-name="P17"><text:span text:style-name="T1"/></text:p>
      <text:p text:style-name="P17"><text:span text:style-name="T1">What are the challenges?</text:span></text:p>
      <text:p text:style-name="P17"><text:span text:style-name="T1"/></text:p>
      <text:p text:style-name="P17"><text:span text:style-name="T1">What does a cumulative, theory-driven science of TMS look like?</text:span></text:p>
      <text:p text:style-name="P17"><text:span text:style-name="T1"/></text:p>
      <text:p text:style-name="P17"><text:span text:style-name="T1">We need TWO separate (sets of) sub-themes, so that the two groups are working mostly independently</text:span></text:p>
      <text:p text:style-name="P17"><text:span text:style-name="T1">Consistency (reliability, replicability)</text:span></text:p>
      <text:p text:style-name="P17"><text:span text:style-name="T1"/></text:p>
      <text:p text:style-name="P17"><text:span text:style-name="T1"><text:s text:c="4"/>within-person (do the same people show the same effects over sessions?)</text:span></text:p>
      <text:p text:style-name="P17"><text:span text:style-name="T1"><text:s text:c="4"/>within-lab (can the same lab show the same effects over studies?)</text:span></text:p>
      <text:p text:style-name="P17"><text:span text:style-name="T1"><text:s text:c="4"/>across-lab (can multi-labs show the same effects?)</text:span></text:p>
      <text:p text:style-name="P17"><text:span text:style-name="T1"/></text:p>
      <text:p text:style-name="P17"><text:span text:style-name="T1">Reviewing / editing</text:span></text:p>
      <text:p text:style-name="P17"><text:span text:style-name="T1"/></text:p>
      <text:p text:style-name="P17"><text:span text:style-name="T1"><text:s text:c="4"/>when reviewing others' work, incorporate best-practice into the process</text:span></text:p>
      <text:p text:style-name="P17"><text:span text:style-name="T1"/></text:p>
      <text:p text:style-name="P17"><text:span text:style-name="T1">Pre-registration</text:span></text:p>
      <text:p text:style-name="P17"><text:span text:style-name="T1"/></text:p>
      <text:p text:style-name="P17"><text:span text:style-name="T1"><text:s text:c="4"/>does TMS do this (enough?)</text:span></text:p>
      <text:p text:style-name="P17"><text:span text:style-name="T1"/></text:p>
      <text:p text:style-name="P17"><text:span text:style-name="T1">How to work out what matters?</text:span></text:p>
      <text:p text:style-name="P17"><text:span text:style-name="T1"/></text:p>
      <text:p text:style-name="P17"><text:span text:style-name="T1"><text:s text:c="4"/>start with a list of environmental factors that might affect TMS data; see if people agree / can rule them out</text:span></text:p>
      <text:p text:style-name="P17"><text:span text:style-name="T1"><text:s text:c="4"/>e.g., things like: time-of-day; hormone fluctuations; instructions given; posture/position; lighting...</text:span></text:p>
      <text:p text:style-name="P17"><text:span text:style-name="T1"><text:s text:c="4"/>With minimal reporting standards (e.g., tms-rat.org), we can work this out post-hoc</text:span></text:p>
      <text:p text:style-name="P17"><text:span text:style-name="T1"/></text:p>
      <text:p text:style-name="P17"><text:span text:style-name="T1">Between-lab practices</text:span></text:p>
      <text:p text:style-name="P17"><text:span text:style-name="T1"/></text:p>
      <text:p text:style-name="P17"><text:span text:style-name="T1"><text:s text:c="4"/>electrode placements...</text:span></text:p>
      <text:p text:style-name="P17"><text:span text:style-name="T1"><text:s text:c="4"/>heuristics</text:span></text:p>
      <text:p text:style-name="P17"><text:span text:style-name="T1"><text:s text:c="4"/>cargo cults</text:span></text:p>
      <text:p text:style-name="P88">TMS@40 Hackathon Briefing: <text:span text:style-name="T27">Reproducibility 2</text:span></text:p>
      <text:p text:style-name="P55"><text:span text:style-name="T19"/></text:p>
      <text:p text:style-name="P63">After ~175 years of experimental psychology, what methods work &amp; what don’t? What lessons can be applied to the more recent history of TMS research?</text:p>
      <text:p text:style-name="P55"><text:span text:style-name="T8"/></text:p>
      <text:p text:style-name="P106"><text:span text:style-name="T15">EDIT THIS PAGE ONLY:</text:span></text:p>
      <text:p text:style-name="P106"><text:a xlink:type="simple" xlink:href="https://github.com/TMSMultiLab/TMSMultiLab/wiki/TMS@40_Reproducibility_2" text:style-name="Internet_20_link" text:visited-style-name="Visited_20_Internet_20_Link"><text:span text:style-name="T15">https://github.com/TMSMultiLab/TMSMultiLab/wiki/TMS@40_Reproducibility_2</text:span></text:a></text:p>
      <text:p text:style-name="P19"><text:span text:style-name="T44"/></text:p>
      <text:p text:style-name="P19"><text:span text:style-name="T44"/></text:p>
      <text:p text:style-name="P19">…</text:p>
      <text:p text:style-name="P19"/>
      <text:p text:style-name="P19">…</text:p>
      <text:p text:style-name="P19"/>
      <text:p text:style-name="P19">…</text:p>
      <text:p text:style-name="P19"/>
      <text:p text:style-name="P19"><text:span text:style-name="T1">...</text:span></text:p>
      <text:p text:style-name="P19"><text:span text:style-name="T1"/></text:p>
      <text:p text:style-name="P16"/>
      <text:p text:style-name="P16"/>
      <text:p text:style-name="P86">TMS@40 Hackathon Briefing: <text:span text:style-name="T64">Implementation 1</text:span></text:p>
      <text:p text:style-name="P53"><text:span text:style-name="T19"/></text:p>
      <text:p text:style-name="P72"><text:span text:style-name="T25">Assuming that we develop a series of agreements &amp; recommendations about how TMS experiments should be done, how do we make sure that change happens?</text:span></text:p>
      <text:p text:style-name="P53"><text:span text:style-name="T8"/></text:p>
      <text:p text:style-name="P107"><text:span text:style-name="T15">EDIT THIS PAGE ONLY:</text:span></text:p>
      <text:p text:style-name="P107"><text:a xlink:type="simple" xlink:href="https://github.com/TMSMultiLab/TMSMultiLab/wiki/TMS@40_Implementation_1" text:style-name="Internet_20_link" text:visited-style-name="Visited_20_Internet_20_Link"><text:span text:style-name="T15">https://github.com/TMSMultiLab/TMSMultiLab/wiki/TMS@40_Implementation_1</text:span></text:a></text:p>
      <text:p text:style-name="P109"><text:span text:style-name="T13"/></text:p>
      <text:p text:style-name="P109"><text:span text:style-name="T13"/></text:p>
      <text:p text:style-name="P18"><text:span text:style-name="T2">How can we best ensure that TMS methods improve?</text:span></text:p>
      <text:p text:style-name="P18"><text:span text:style-name="T2"/></text:p>
      <text:p text:style-name="P18"><text:span text:style-name="T2">How can we ensure that guidance is implemented?</text:span></text:p>
      <text:p text:style-name="P18"><text:span text:style-name="T2"/></text:p>
      <text:p text:style-name="P18"><text:span text:style-name="T2">That consensus is put into practice?</text:span></text:p>
      <text:p text:style-name="P18"><text:span text:style-name="T2"/></text:p>
      <text:p text:style-name="P18"><text:span text:style-name="T2">We need TWO separate (sets of) sub-themes, so that the two groups are working mostly independently</text:span></text:p>
      <text:p text:style-name="P18"><text:span text:style-name="T2"/></text:p>
      <text:p text:style-name="P18"><text:span text:style-name="T2">What should TMSMultiLab do next?</text:span></text:p>
      <text:p text:style-name="P18"><text:span text:style-name="T2"/></text:p>
      <text:p text:style-name="P18"><text:span text:style-name="T2"><text:s text:c="4"/>Sharing is a given</text:span></text:p>
      <text:p text:style-name="P18"><text:span text:style-name="T2"><text:s text:c="4"/>Meetings will continue</text:span></text:p>
      <text:p text:style-name="P18"><text:span text:style-name="T2"><text:s text:c="4"/>Hackathons (online vs. in person) - to be arranged</text:span></text:p>
      <text:p text:style-name="P18"><text:span text:style-name="T2"><text:s text:c="4"/>Formalise the organisation (elect officers...) - to be decided...</text:span></text:p>
      <text:p text:style-name="P18"><text:span text:style-name="T2"><text:s text:c="4"/>Disseminate at other events; find people interested in, but not heavy TMS users</text:span></text:p>
      <text:p text:style-name="P18"><text:span text:style-name="T2"/></text:p>
      <text:p text:style-name="P18"><text:span text:style-name="T2"><text:s text:c="4"/>SIPS</text:span></text:p>
      <text:p text:style-name="P18"><text:span text:style-name="T2"><text:s text:c="4"/>Symposia at other meetings</text:span></text:p>
      <text:p text:style-name="P18"><text:span text:style-name="T2"><text:s text:c="4"/>Satellite meetings at other meetings</text:span></text:p>
      <text:p text:style-name="P18"><text:span text:style-name="T2"/></text:p>
      <text:p text:style-name="P18"><text:span text:style-name="T2"><text:s text:c="4"/>headlines to share after the workshop</text:span></text:p>
      <text:p text:style-name="P18"><text:span text:style-name="T2"/></text:p>
      <text:p text:style-name="P18"><text:span text:style-name="T2"><text:s text:c="4"/>videos</text:span></text:p>
      <text:p text:style-name="P18"><text:span text:style-name="T2"><text:s text:c="4"/>other multimedia</text:span></text:p>
      <text:p text:style-name="P18"><text:span text:style-name="T2"><text:s text:c="4"/>social media</text:span></text:p>
      <text:p text:style-name="P18"><text:span text:style-name="T2"><text:s text:c="4"/>For students, avoid starting with 'github'. instead: "here's a wiki you might find useful..."</text:span></text:p>
      <text:p text:style-name="P18"><text:span text:style-name="T2"><text:s text:c="4"/>Set up a forum to share advice (eg as psychopy, FSL, others do) - discourse is most user-friendly</text:span></text:p>
      <text:p text:style-name="P18"><text:span text:style-name="T2"/></text:p>
      <text:p text:style-name="P18"><text:span text:style-name="T2">tips 'n' tricks</text:span></text:p>
      <text:p text:style-name="P18"><text:span text:style-name="T2"/></text:p>
      <text:p text:style-name="P18"><text:span text:style-name="T2"><text:s text:c="4"/>exchange tips in a session, discussion [will be in practical session]</text:span></text:p>
      <text:p text:style-name="P18"><text:span text:style-name="T2"><text:s text:c="4"/>rapid fire 3-min presentation -&gt; then follow-up</text:span></text:p>
      <text:p text:style-name="P88">TMS@40 Hackathon Briefing: <text:span text:style-name="T64">Implementation 2</text:span></text:p>
      <text:p text:style-name="P55"><text:span text:style-name="T19"/></text:p>
      <text:p text:style-name="P73"><text:span text:style-name="T25">Assuming that we develop a series of agreements &amp; recommendations about how TMS experiments should be done, how do we make sure that change happens?</text:span></text:p>
      <text:p text:style-name="P55"><text:span text:style-name="T8"/></text:p>
      <text:p text:style-name="P108"><text:span text:style-name="T15">EDIT THIS PAGE ONLY:</text:span></text:p>
      <text:p text:style-name="P108"><text:a xlink:type="simple" xlink:href="https://github.com/TMSMultiLab/TMSMultiLab/wiki/TMS@40_Implementation_2" text:style-name="Internet_20_link" text:visited-style-name="Visited_20_Internet_20_Link"><text:span text:style-name="T15">https://github.com/TMSMultiLab/TMSMultiLab/wiki/TMS@40_Implementation_2</text:span></text:a></text:p>
      <text:p text:style-name="P110"><text:span text:style-name="T13"/></text:p>
      <text:p text:style-name="P110"><text:span text:style-name="T13"/></text:p>
      <text:p text:style-name="P19">…</text:p>
      <text:p text:style-name="P19"/>
      <text:p text:style-name="P19">…</text:p>
      <text:p text:style-name="P19"/>
      <text:p text:style-name="P19">…</text:p>
      <text:p text:style-name="P19"/>
      <text:p text:style-name="P19"><text:span text:style-name="T2">..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66b3" style:font-name="Arial"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https://github.com/TMSMultiLab/TMSMultiLab/blob/main/Meetings/2025_04_23_TMS%4040_Briefing.pdf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1T06:55:48.767004715</meta:creation-date>
    <dc:date>2025-04-21T19:04:38.220201894</dc:date>
    <meta:editing-duration>PT5H54M45S</meta:editing-duration>
    <meta:editing-cycles>90</meta:editing-cycles>
    <meta:generator>LibreOffice/6.0.7.3$Linux_X86_64 LibreOffice_project/00m0$Build-3</meta:generator>
    <meta:document-statistic meta:table-count="0" meta:image-count="0" meta:object-count="0" meta:page-count="10" meta:paragraph-count="233" meta:word-count="2667" meta:character-count="17027" meta:non-whitespace-character-count="14506"/>
  </office:meta>
</office:document-meta>
</file>